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84000005464312F3E3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ヒラギノ丸ゴ Pro W4" svg:font-family="'ヒラギノ丸ゴ Pro W4'" style:font-pitch="variable"/>
    <style:font-face style:name="ヒラギノ明朝 Pro W31" svg:font-family="'ヒラギノ明朝 Pro W3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ヒラギノ明朝 Pro W3" svg:font-family="'ヒラギノ明朝 Pro W3'" style:font-family-generic="system" style:font-pitch="variable"/>
    <style:font-face style:name="メイリオ" svg:font-family="メイリオ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dp1" style:family="drawing-page"/>
    <style:style style:name="gr1" style:family="graphic" style:parent-style-name="塗りつぶしなし線なしオブジェクト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62cm" fo:min-width="5.141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8cm" fo:min-width="0.002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473cm" fo:min-width="16.821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478cm" fo:min-width="8.828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92cm" fo:min-width="4.934cm"/>
    </style:style>
    <style:style style:name="P1" style:family="paragraph">
      <style:paragraph-properties fo:text-align="center"/>
    </style:style>
    <style:style style:name="P2" style:family="paragraph">
      <style:text-properties fo:color="#eb613d" style:font-name="ヒラギノ丸ゴ Pro W4" fo:font-size="54pt" fo:font-weight="bold" style:font-name-asian="ヒラギノ丸ゴ Pro W4" style:font-size-asian="54pt" style:font-weight-asian="bold" style:font-size-complex="54pt" style:font-weight-complex="bold"/>
    </style:style>
    <style:style style:name="P3" style:family="paragraph">
      <style:text-properties fo:color="#ffffff" style:font-name="ヒラギノ丸ゴ Pro W4" fo:font-size="70pt" fo:font-weight="bold" style:font-name-asian="ヒラギノ丸ゴ Pro W4" style:font-size-asian="70pt" style:font-weight-asian="bold" style:font-size-complex="70pt" style:font-weight-complex="bold"/>
    </style:style>
    <style:style style:name="P4" style:family="paragraph">
      <style:paragraph-properties fo:line-height="150%" fo:text-align="center"/>
    </style:style>
    <style:style style:name="P5" style:family="paragraph">
      <style:paragraph-properties fo:text-align="center"/>
      <style:text-properties fo:color="#ffffff" fo:font-size="28pt" fo:font-weight="normal" style:font-size-asian="28pt" style:font-weight-asian="normal" style:font-size-complex="28pt" style:font-weight-complex="normal"/>
    </style:style>
    <style:style style:name="P6" style:family="paragraph">
      <style:paragraph-properties fo:line-height="150%" fo:text-align="center"/>
      <style:text-properties fo:color="#ffffff" fo:font-size="28pt" fo:font-weight="normal" style:font-size-asian="28pt" style:font-weight-asian="normal" style:font-size-complex="28pt" style:font-weight-complex="normal"/>
    </style:style>
    <style:style style:name="T1" style:family="text">
      <style:text-properties fo:color="#eb613d" style:font-name="ヒラギノ丸ゴ Pro W4" fo:font-size="54pt" fo:font-weight="bold" style:font-name-asian="ヒラギノ丸ゴ Pro W4" style:font-size-asian="54pt" style:font-weight-asian="bold" style:font-size-complex="54pt" style:font-weight-complex="bold"/>
    </style:style>
    <style:style style:name="T2" style:family="text">
      <style:text-properties fo:color="#ffffff" style:font-name="ヒラギノ丸ゴ Pro W4" fo:font-size="70pt" fo:font-weight="bold" style:font-name-asian="ヒラギノ丸ゴ Pro W4" style:font-size-asian="70pt" style:font-weight-asian="bold" style:font-size-complex="70pt" style:font-weight-complex="bold"/>
    </style:style>
    <style:style style:name="T3" style:family="text">
      <style:text-properties fo:color="#ffffff" style:font-name="ヒラギノ丸ゴ Pro W4" fo:font-size="28pt" fo:font-weight="normal" style:font-name-asian="ヒラギノ丸ゴ Pro W4" style:font-size-asian="28pt" style:font-weight-asian="normal" style:font-size-complex="2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21cm" svg:height="29.7cm" svg:x="0cm" svg:y="0cm">
          <draw:image xlink:href="Pictures/1000020100000384000005464312F3E3.png" xlink:type="simple" xlink:show="embed" xlink:actuate="onLoad">
            <text:p/>
          </draw:image>
        </draw:frame>
        <draw:frame draw:style-name="gr2" draw:text-style-name="P2" draw:layer="layout" svg:width="5.641cm" svg:height="2.512cm" svg:x="1.93cm" svg:y="1cm">
          <draw:text-box>
            <text:p><text:span text:style-name="T1">探検</text:span><text:span text:style-name="T1">!</text:span></text:p>
          </draw:text-box>
        </draw:frame>
        <draw:frame draw:style-name="gr3" draw:layer="layout" svg:width="0.502cm" svg:height="1.098cm" svg:x="22.5cm" svg:y="-0.5cm">
          <draw:text-box>
            <text:p/>
          </draw:text-box>
        </draw:frame>
        <draw:frame draw:style-name="gr4" draw:text-style-name="P3" draw:layer="layout" svg:width="17.321cm" svg:height="2.723cm" svg:x="1.859cm" svg:y="3.059cm">
          <draw:text-box>
            <text:p><text:span text:style-name="T2">Python Flask</text:span></text:p>
          </draw:text-box>
        </draw:frame>
        <draw:frame draw:style-name="gr5" draw:text-style-name="P5" draw:layer="layout" svg:width="9.328cm" svg:height="2.728cm" svg:x="5.836cm" svg:y="18.96cm">
          <draw:text-box>
            <text:p text:style-name="P4"><text:span text:style-name="T3">Robert Picard [</text:span><text:span text:style-name="T3">著</text:span><text:span text:style-name="T3">]</text:span></text:p>
            <text:p text:style-name="P4"><text:span text:style-name="T3">濱野 司 </text:span><text:span text:style-name="T3">[</text:span><text:span text:style-name="T3">訳</text:span><text:span text:style-name="T3">]</text:span></text:p>
          </draw:text-box>
        </draw:frame>
        <draw:frame draw:style-name="gr6" draw:text-style-name="P6" draw:layer="layout" svg:width="5.434cm" svg:height="1.242cm" svg:x="7.783cm" svg:y="26.923cm">
          <draw:text-box>
            <text:p text:style-name="P4"><text:span text:style-name="T3">達人出版会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pitch="variable"/>
    <style:font-face style:name="ヒラギノ丸ゴ Pro W4" svg:font-family="'ヒラギノ丸ゴ Pro W4'" style:font-pitch="variable"/>
    <style:font-face style:name="ヒラギノ明朝 Pro W31" svg:font-family="'ヒラギノ明朝 Pro W3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ヒラギノ明朝 Pro W3" svg:font-family="'ヒラギノ明朝 Pro W3'" style:font-family-generic="system" style:font-pitch="variable"/>
    <style:font-face style:name="メイリオ" svg:font-family="メイリオ" style:font-family-generic="system" style:font-pitch="variable"/>
    <style:font-face style:name="ＭＳ Ｐ明朝" svg:font-family="'ＭＳ Ｐ明朝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ＭＳ Ｐ明朝" style:font-size-asian="24pt" style:language-asian="ja" style:country-asian="JP" style:font-name-complex="メイリオ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ヒラギノ明朝 Pro W3" style:font-family-asian="'ヒラギノ明朝 Pro W3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5-02-03T14:01:04.996549102</dc:date>
    <meta:editing-duration>PT27M6S</meta:editing-duration>
    <meta:editing-cycles>21</meta:editing-cycles>
    <meta:generator>LibreOffice/4.3.3.2$Linux_X86_64 LibreOffice_project/430m0$Build-2</meta:generator>
    <meta:document-statistic meta:object-count="6"/>
  </office:meta>
</office:document-meta>
</file>